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2.5292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f9b0" officeooo:paragraph-rsid="000af9b0"/>
    </style:style>
    <style:style style:name="P2" style:family="paragraph" style:parent-style-name="Table_20_Contents">
      <style:text-properties officeooo:rsid="000c367c" officeooo:paragraph-rsid="000c367c"/>
    </style:style>
    <style:style style:name="T1" style:family="text">
      <style:text-properties officeooo:rsid="000c36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O objetivo deste estudo consiste em gerar um modelo preditivo do</text:p>
            <text:p text:style-name="P1">indicador de desempenho médio em ciências da natureza e suas tecnologias</text:p>
            <text:p text:style-name="P1">dos alunos de escolas do ensino médio a partir dos dados públicos referentes</text:p>
            <text:p text:style-name="P1">ao Exame Nacional do Ensino Médio (ENEM) de 2015.</text:p>
          </table:table-cell>
          <table:table-cell table:style-name="Table1.A1" office:value-type="string">
            <text:p text:style-name="P2">Este estudo possui o objetivo de gerar um modelo preditivo do indicador de</text:p>
            <text:p text:style-name="P2">desempenho médio em ciências da natureza e suas tecnologias dos alunos de escolas do</text:p>
            <text:p text:style-name="P2">ensino médio a partir dos dados públicos referentes ao Exame Nacional do Ensino</text:p>
            <text:p text:style-name="P2">Médio (ENEM) de 2015. Tais dados são fornecidos pelo INEP, agrupados por escolas,</text:p>
            <text:p text:style-name="P2">como subsídio a estratégias que visem a melhoria da qualidade da educação 2 .</text:p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T</text:span>al proposta justifica-</text:p>
            <text:p text:style-name="P1">se em um cenário alarmante de baixo desempenho dos alunos do ensino</text:p>
            <text:p text:style-name="P1">básico no Brasil, de acordo com os dados de 2015 do PISA (Programme for</text:p>
            <text:p text:style-name="P1">International Student Assessment).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 técnica de mineração de dados escolhida</text:p>
            <text:p text:style-name="P1">é a árvore de decisão e o algoritmo utilizado é o j48, através do software</text:p>
            <text:p text:style-name="P1">Waikato Environment for Knowledge Analysis (WEKA)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 análise dos indicadores educacionais brasileiros dos últimos anos não permite</text:p>
            <text:p text:style-name="P1"><text:soft-page-break/>sensação de conforto, muito menos oferece motivos para comemorações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egundo os</text:p>
            <text:p text:style-name="P1">dados de 2015 do PISA, o programa</text:p>
            <text:p text:style-name="P1">internacional de avaliação de estudantes, desenvolvido e coordenado pela OCDE, o desempenho dos</text:p>
            <text:p text:style-name="P1">estudantes do ensino básico no Brasil, nas três áreas avaliadas pelo programa, ciências,</text:p>
            <text:p text:style-name="P1">leitura e matemática, está abaixo da média dos estudantes em países membros da</text:p>
            <text:p text:style-name="P1">organização [OECD 2016]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os 70 países avaliados pelo programa, considerando os</text:p>
            <text:p text:style-name="P1">resultados para a área de ciências, o Brasil posicionou-se na 63 a colocação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forçando esse mal-estar, o relatório indica que, em ciências, o valor médio de desempenho dos estudantes brasileiros tem se mantido estável, sem apresentar mudanças estatisticamente</text:p>
            <text:p text:style-name="P1">significativas, desde o início da avaliação na área, em 2006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Estudos como a edição de 2016 do Censo Escolar da Educação Básica, realizado pelo INEP, proporcionam <text:soft-page-break/>reflexões sobre a infraestrutura das instituições de ensino básico no território nacional em relação aos baixos índices apresentados pelo</text:p>
            <text:p text:style-name="P1">PISA de 2015.</text:p>
          </table:table-cell>
          <table:table-cell table:style-name="Table1.A2" office:value-type="string">
            <text:p text:style-name="P1">Os resultados apresentados pelo PISA de 2015 e os problemas de infraestrutura</text:p>
            <text:p text:style-name="P1"><text:soft-page-break/>evidenciados pelo Censo Escolar da Educação Básica de 2016 demandam séria atenção.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o contexto do ensino de ciências, o censo identificou que o percentual</text:p>
            <text:p text:style-name="P1">de estudantes brasileiros que possuem acesso a laboratórios de ciências no ensino básico</text:p>
            <text:p text:style-name="P1">é expressivamente inferior à estrutura prevista no PNE (Plano Nacional de Educação)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Investigações relacionando o perfil socioeconômico e de infraestrutura das escolas de</text:p>
            <text:p text:style-name="P2">ensino básico no Brasil associadas ao desempenho dos seus alunos em exames como o</text:p>
            <text:p text:style-name="P2">PISA atualmente podem contar com técnicas presentes na área de Mineração de Dados</text:p>
            <text:p text:style-name="P2">Educacionais (MDE)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 MDE consiste na aplicação da Mineração de Dados (MD) aplicada ao contexto</text:p>
            <text:p text:style-name="P2">educacional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 MD é a etapa principal do processo de Descoberta de Conhecimento em</text:p>
            <text:p text:style-name="P2">Bases de Dados (DCBD, sigla em português para o termo em inglês <text:soft-page-break/>KDD, Knowledge</text:p>
            <text:p text:style-name="P2">Discovery in Database) [Silva e Silva 2014]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Os autores abordam a DCDB através da</text:p>
            <text:p text:style-name="P2">Figura 2, que apresenta o processo em suas quatro etapas: A base de dados, o pré-</text:p>
            <text:p text:style-name="P2">processamento, a MD e o pós-processamento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ilva e Silva (2014) explicam que, no DCDB, podem ser utilizadas uma ou mais</text:p>
            <text:p text:style-name="P2">bases de dados, disponibilizadas de forma estruturada ou não estruturada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4:44:11.404040878</meta:creation-date>
    <dc:date>2018-07-18T05:44:21.536770764</dc:date>
    <meta:editing-duration>PT39M19S</meta:editing-duration>
    <meta:editing-cycles>1</meta:editing-cycles>
    <meta:document-statistic meta:table-count="1" meta:image-count="0" meta:object-count="0" meta:page-count="5" meta:paragraph-count="49" meta:word-count="538" meta:character-count="3371" meta:non-whitespace-character-count="2882"/>
    <meta:generator>LibreOffice/5.2.7.2$Linux_X86_64 LibreOffice_project/20m0$Build-2</meta:generator>
  </office:meta>
</office:document-meta>
</file>